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eldingServletService.setClassLoaderFactory( String classLoa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eldingServletService.setShieldedLib( String shieldedLi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ieldingServletService.createEmbeddedServlet( String embeddedServletClassName , ServletConfig serv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hieldingServletService.setShieldedClasses( String shielded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ieldingServletService.setShieldedGroup( String shielded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